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100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Object 2" manifest:media-type="application/vnd.sun.star.oleobject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5181in" fo:margin-left="0.0681in" fo:margin-top="0in" fo:margin-bottom="0in" table:align="left" style:writing-mode="page"/>
    </style:style>
    <style:style style:name="Table3.A" style:family="table-column">
      <style:table-column-properties style:column-width="1.1028in"/>
    </style:style>
    <style:style style:name="Table3.B" style:family="table-column">
      <style:table-column-properties style:column-width="5.4153in"/>
    </style:style>
    <style:style style:name="Table3.1" style:family="table-row">
      <style:table-row-properties style:min-row-height="0.0007in" fo:keep-together="auto"/>
    </style:style>
    <style:style style:name="Table3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5035in" fo:margin-left="0.0681in" fo:margin-top="0in" fo:margin-bottom="0in" table:align="left" style:writing-mode="page"/>
    </style:style>
    <style:style style:name="Table4.A" style:family="table-column">
      <style:table-column-properties style:column-width="1.5868in"/>
    </style:style>
    <style:style style:name="Table4.B" style:family="table-column">
      <style:table-column-properties style:column-width="1.4646in"/>
    </style:style>
    <style:style style:name="Table4.C" style:family="table-column">
      <style:table-column-properties style:column-width="1.559in"/>
    </style:style>
    <style:style style:name="Table4.D" style:family="table-column">
      <style:table-column-properties style:column-width="1.8931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5181in" fo:margin-left="0.0681in" fo:margin-top="0in" fo:margin-bottom="0in" table:align="left" style:writing-mode="page"/>
    </style:style>
    <style:style style:name="Table5.A" style:family="table-column">
      <style:table-column-properties style:column-width="1.1028in"/>
    </style:style>
    <style:style style:name="Table5.B" style:family="table-column">
      <style:table-column-properties style:column-width="5.4153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5035in" fo:margin-left="0.0681in" fo:margin-top="0in" fo:margin-bottom="0in" table:align="left" style:writing-mode="page"/>
    </style:style>
    <style:style style:name="Table6.A" style:family="table-column">
      <style:table-column-properties style:column-width="1.5868in"/>
    </style:style>
    <style:style style:name="Table6.B" style:family="table-column">
      <style:table-column-properties style:column-width="1.4646in"/>
    </style:style>
    <style:style style:name="Table6.C" style:family="table-column">
      <style:table-column-properties style:column-width="1.559in"/>
    </style:style>
    <style:style style:name="Table6.D" style:family="table-column">
      <style:table-column-properties style:column-width="1.8931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6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0c6cc9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0c6cc9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officeooo:paragraph-rsid="000c6cc9" style:font-name-asian="Times New Roman1" style:font-size-asian="14pt" style:font-name-complex="Times New Roman1"/>
    </style:style>
    <style:style style:name="P9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officeooo:paragraph-rsid="000c6cc9" style:font-name-asian="Times New Roman1" style:font-size-asian="14pt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c6cc9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c6cc9" officeooo:paragraph-rsid="000c6cc9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0c6cc9" style:font-name-asian="Times New Roman1" style:font-size-asian="14pt" style:font-weight-asian="bold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officeooo:paragraph-rsid="000c6cc9" style:font-name-asian="Times New Roman1" style:font-size-asian="10pt" style:font-style-asian="italic" style:font-weight-asian="bold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officeooo:paragraph-rsid="000c6cc9" style:font-name-asian="Times New Roman1" style:font-size-asian="10pt" style:font-style-asian="italic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officeooo:paragraph-rsid="000c6cc9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1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officeooo:paragraph-rsid="000c6cc9" style:font-name-asian="Times New Roman1" style:font-size-asian="10pt" style:font-name-complex="Times New Roman1"/>
    </style:style>
    <style:style style:name="P22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23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officeooo:paragraph-rsid="000c6cc9" style:font-name-asian="Times New Roman1" style:font-size-asian="10pt" style:font-name-complex="Times New Roman1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officeooo:paragraph-rsid="000c6cc9" style:font-name-asian="Times New Roman1" style:font-size-asian="16pt" style:font-weight-asian="bold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0c6cc9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c6cc9"/>
    </style:style>
    <style:style style:name="P30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31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32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c6cc9"/>
    </style:style>
    <style:style style:name="P33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c6cc9"/>
    </style:style>
    <style:style style:name="P34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35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0c6cc9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officeooo:paragraph-rsid="000c6cc9" style:font-name-asian="Times New Roman1" style:font-size-asian="12pt" style:font-name-complex="Times New Roman1"/>
    </style:style>
    <style:style style:name="P38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39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officeooo:paragraph-rsid="000c6cc9"/>
    </style:style>
    <style:style style:name="P40" style:family="paragraph" style:parent-style-name="Standard">
      <style:paragraph-properties fo:margin-top="0in" fo:margin-bottom="0in" style:contextual-spacing="false" fo:line-height="106%" fo:keep-together="always"/>
    </style:style>
    <style:style style:name="P41" style:family="paragraph" style:parent-style-name="Standard">
      <style:paragraph-properties fo:margin-top="0.1665in" fo:margin-bottom="0in" style:contextual-spacing="false" fo:line-height="106%" fo:keep-together="always"/>
    </style:style>
    <style:style style:name="P42" style:family="paragraph" style:parent-style-name="Standard">
      <style:paragraph-properties fo:margin-top="0in" fo:margin-bottom="0in" style:contextual-spacing="false" fo:line-height="106%" fo:keep-together="always"/>
      <style:text-properties officeooo:paragraph-rsid="000c6cc9"/>
    </style:style>
    <style:style style:name="P43" style:family="paragraph" style:parent-style-name="Standard">
      <style:paragraph-properties fo:margin-top="0.1665in" fo:margin-bottom="0in" style:contextual-spacing="false" fo:line-height="106%" fo:keep-together="always"/>
      <style:text-properties officeooo:paragraph-rsid="000c6cc9"/>
    </style:style>
    <style:style style:name="P44" style:family="paragraph" style:parent-style-name="Standard">
      <style:paragraph-properties fo:margin-top="0in" fo:margin-bottom="0.0693in" style:contextual-spacing="false" fo:line-height="106%"/>
    </style:style>
    <style:style style:name="P45" style:family="paragraph" style:parent-style-name="Standard">
      <style:paragraph-properties fo:line-height="106%"/>
    </style:style>
    <style:style style:name="P46" style:family="paragraph" style:parent-style-name="Standard">
      <style:paragraph-properties fo:margin-top="0in" fo:margin-bottom="0in" style:contextual-spacing="false" fo:line-height="106%"/>
      <style:text-properties officeooo:paragraph-rsid="000c6cc9"/>
    </style:style>
    <style:style style:name="P47" style:family="paragraph" style:parent-style-name="Standard">
      <style:paragraph-properties fo:margin-top="0in" fo:margin-bottom="0.0693in" style:contextual-spacing="false" fo:line-height="106%"/>
      <style:text-properties officeooo:paragraph-rsid="000c6cc9"/>
    </style:style>
    <style:style style:name="P48" style:family="paragraph" style:parent-style-name="Standard">
      <style:paragraph-properties fo:line-height="106%"/>
      <style:text-properties officeooo:paragraph-rsid="000c6cc9"/>
    </style:style>
    <style:style style:name="P49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50" style:family="paragraph" style:parent-style-name="Standard">
      <style:paragraph-properties fo:margin-top="0in" fo:margin-bottom="0.0693in" style:contextual-spacing="false" fo:line-height="106%"/>
      <style:text-properties style:font-name="Calibri" officeooo:paragraph-rsid="000c6cc9" style:font-name-asian="Calibri1" style:font-name-complex="Calibri1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officeooo:rsid="000c6cc9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6cc9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0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0pt" style:font-name-asian="Times New Roman1" style:font-size-asian="10pt" style:font-name-complex="Times New Roman1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5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0c6cc9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9pt" style:font-name-asian="Times New Roman1" style:font-size-asian="9pt" style:font-name-complex="Times New Roman1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1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2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3" style:family="text">
      <style:text-properties officeooo:rsid="000c6cc9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 loext:marker-style-name="T19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27" loext:marker-style-name="T20"><text:span text:style-name="T20">Министерство науки и высшего образования Российской Федерации</text:span><text:span text:style-name="T20"/></text:p>
            <text:p text:style-name="P27" loext:marker-style-name="T20"><text:span text:style-name="T21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0"/></text:p>
            <text:p text:style-name="P27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text:span text:style-name="T10"/></text:p>
            <text:p text:style-name="P14">(КФ МГТУ им. Н.Э. Баумана)</text:p>
          </table:table-cell>
        </table:table-row>
      </table:table>
      <text:p text:style-name="P30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31" loext:marker-style-name="T6"><text:span text:style-name="T3">КАФЕДРА</text:span><text:span text:style-name="T6"> <text:s text:c="7"/></text:span><text:span text:style-name="T7">ИУК-</text:span><text:span text:style-name="T8">4</text:span><text:span text:style-name="T7"> «</text:span><text:span text:style-name="T8">Программная инжерения</text:span><text:span text:style-name="T7">»</text:span></text:p>
      <text:p text:style-name="P16" loext:marker-style-name="T11"/>
      <text:p text:style-name="P16" loext:marker-style-name="T11"/>
      <text:p text:style-name="P16" loext:marker-style-name="T11"/>
      <text:p text:style-name="P16" loext:marker-style-name="T11"/>
      <text:p text:style-name="P16" loext:marker-style-name="T11"/>
      <text:p text:style-name="P26" loext:marker-style-name="T15"><text:span text:style-name="T16">Практическая</text:span><text:span text:style-name="T15"> работа </text:span><text:span text:style-name="T16">№1</text:span></text:p>
      <text:p text:style-name="P36" loext:marker-style-name="T22"/>
      <text:p text:style-name="P24" loext:marker-style-name="T17"/>
      <text:p text:style-name="P18" loext:marker-style-name="T12"/>
      <text:p text:style-name="P34" loext:marker-style-name="T4"><text:span text:style-name="T4">ДИСЦИПЛИНА: «</text:span><text:span text:style-name="T5">Компьютерная графика</text:span><text:span text:style-name="T4">»</text:span></text:p>
      <text:p text:style-name="P12" loext:marker-style-name="T4"/>
      <text:p text:style-name="P2" loext:marker-style-name="T1"/>
      <text:p text:style-name="P2" loext:marker-style-name="T1"/>
      <text:p text:style-name="P2" loext:marker-style-name="T1"/>
      <text:p text:style-name="P12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6">Выполнил: студент гр. ИУК5-<text:span text:style-name="T23">4</text:span>2Б</text:p>
          </table:table-cell>
          <table:covered-table-cell/>
          <table:table-cell table:style-name="Table2.A1" office:value-type="string">
            <text:p text:style-name="P38" loext:marker-style-name="T9"><text:span text:style-name="T12">_________________</text:span><text:span text:style-name="T9"/></text:p>
            <text:p text:style-name="P40" loext:marker-style-name="T12"><text:span text:style-name="T18"><text:s text:c="12"/>(Подпись)</text:span></text:p>
            <text:p text:style-name="P1"/>
          </table:table-cell>
          <table:table-cell table:style-name="Table2.D1" office:value-type="string">
            <text:p text:style-name="P38" loext:marker-style-name="T9"><text:span text:style-name="T13">__ <text:s/></text:span><text:span text:style-name="T9">Ли Р. В. <text:s text:c="3"/></text:span><text:span text:style-name="T2">_</text:span></text:p>
            <text:p text:style-name="P40" loext:marker-style-name="T12"><text:span text:style-name="T18"><text:s text:c="8"/>(Ф.И.О.)</text:span><text:span text:style-name="T12"/></text:p>
            <text:p text:style-name="P22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6">Проверил:</text:p>
          </table:table-cell>
          <table:covered-table-cell/>
          <table:table-cell table:style-name="Table2.A1" office:value-type="string">
            <text:p text:style-name="P41" loext:marker-style-name="T12"><text:span text:style-name="T12">_________________</text:span></text:p>
            <text:p text:style-name="P40" loext:marker-style-name="T12"><text:span text:style-name="T18"><text:s text:c="12"/>(Подпись)</text:span></text:p>
            <text:p text:style-name="P1"/>
          </table:table-cell>
          <table:table-cell table:style-name="Table2.D1" office:value-type="string">
            <text:p text:style-name="P41" loext:marker-style-name="T12"><text:span text:style-name="T12">_________________</text:span></text:p>
            <text:p text:style-name="P40" loext:marker-style-name="T12"><text:span text:style-name="T18"><text:s text:c="8"/>(Ф.И.О.)</text:span><text:span text:style-name="T12"/></text:p>
            <text:p text:style-name="P20" loext:marker-style-name="T12"/>
          </table:table-cell>
        </table:table-row>
        <table:table-row table:style-name="Table2.3">
          <table:table-cell table:style-name="Table2.A1" table:number-columns-spanned="4" office:value-type="string">
            <text:p text:style-name="P7" loext:marker-style-name="T1"/>
            <text:p text:style-name="P44" loext:marker-style-name="T1"><text:span text:style-name="T1">Дата сдачи (защиты):</text:span></text:p>
            <text:p text:style-name="P44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49" loext:marker-style-name="T19"/>
          </table:table-cell>
          <table:table-cell table:style-name="Table2.A1" table:number-columns-spanned="3" office:value-type="string">
            <text:p text:style-name="P45" loext:marker-style-name="T1"><text:span text:style-name="T1">- Балльная оценка:</text:span><text:span text:style-name="T1"/></text:p>
            <text:p text:style-name="P45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51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8" loext:marker-style-name="T19"><draw:frame draw:style-name="fr1" draw:name="Object2" text:anchor-type="as-char" svg:width="0.95in" svg:height="1.0835in" draw:z-index="1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3.A1" office:value-type="string">
            <text:p text:style-name="P28" loext:marker-style-name="T20"><text:span text:style-name="T20">Министерство науки и высшего образования Российской Федерации</text:span></text:p>
            <text:p text:style-name="P28" loext:marker-style-name="T20"><text:span text:style-name="T21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28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5">(КФ МГТУ им. Н.Э. Баумана)</text:p>
          </table:table-cell>
        </table:table-row>
      </table:table>
      <text:p text:style-name="P32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33" loext:marker-style-name="T6"><text:span text:style-name="T3">КАФЕДРА</text:span><text:span text:style-name="T6"> <text:s text:c="7"/></text:span><text:span text:style-name="T7">ИУК-</text:span><text:span text:style-name="T8">4</text:span><text:span text:style-name="T7"> «</text:span><text:span text:style-name="T8">Программная инжерения</text:span><text:span text:style-name="T7">»</text:span></text:p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29" loext:marker-style-name="T15"><text:span text:style-name="T16">Практическая</text:span><text:span text:style-name="T15"> работа </text:span><text:span text:style-name="T16">№2</text:span></text:p>
      <text:p text:style-name="P37" loext:marker-style-name="T22"/>
      <text:p text:style-name="P25" loext:marker-style-name="T17"/>
      <text:p text:style-name="P19" loext:marker-style-name="T12"/>
      <text:p text:style-name="P35" loext:marker-style-name="T4"><text:span text:style-name="T4">ДИСЦИПЛИНА: «</text:span><text:span text:style-name="T5">Компьютерная графика</text:span><text:span text:style-name="T4">»</text:span></text:p>
      <text:p text:style-name="P13" loext:marker-style-name="T4"/>
      <text:p text:style-name="P5" loext:marker-style-name="T1"/>
      <text:p text:style-name="P5" loext:marker-style-name="T1"/>
      <text:p text:style-name="P5" loext:marker-style-name="T1"/>
      <text:p text:style-name="P13" loext:marker-style-name="T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8">Выполнил: студент гр. ИУК5-<text:span text:style-name="T23">4</text:span>2Б</text:p>
          </table:table-cell>
          <table:covered-table-cell/>
          <table:table-cell table:style-name="Table4.A1" office:value-type="string">
            <text:p text:style-name="P39" loext:marker-style-name="T9"><text:span text:style-name="T12">_________________</text:span></text:p>
            <text:p text:style-name="P42" loext:marker-style-name="T12"><text:span text:style-name="T18"><text:s text:c="12"/>(Подпись)</text:span></text:p>
            <text:p text:style-name="P46"/>
          </table:table-cell>
          <table:table-cell table:style-name="Table4.D1" office:value-type="string">
            <text:p text:style-name="P39" loext:marker-style-name="T9"><text:span text:style-name="T13">__ <text:s/></text:span><text:span text:style-name="T9">Ли Р. В. <text:s text:c="3"/></text:span><text:span text:style-name="T2">_</text:span></text:p>
            <text:p text:style-name="P42" loext:marker-style-name="T12"><text:span text:style-name="T18"><text:s text:c="8"/>(Ф.И.О.)</text:span></text:p>
            <text:p text:style-name="P23" loext:marker-style-name="T14"/>
          </table:table-cell>
        </table:table-row>
        <table:table-row table:style-name="Table4.1">
          <table:table-cell table:style-name="Table4.A1" table:number-columns-spanned="2" office:value-type="string">
            <text:p text:style-name="P8">Проверил:</text:p>
          </table:table-cell>
          <table:covered-table-cell/>
          <table:table-cell table:style-name="Table4.A1" office:value-type="string">
            <text:p text:style-name="P43" loext:marker-style-name="T12"><text:span text:style-name="T12">_________________</text:span></text:p>
            <text:p text:style-name="P42" loext:marker-style-name="T12"><text:span text:style-name="T18"><text:s text:c="12"/>(Подпись)</text:span></text:p>
            <text:p text:style-name="P46"/>
          </table:table-cell>
          <table:table-cell table:style-name="Table4.D1" office:value-type="string">
            <text:p text:style-name="P43" loext:marker-style-name="T12"><text:span text:style-name="T12">_________________</text:span></text:p>
            <text:p text:style-name="P42" loext:marker-style-name="T12"><text:span text:style-name="T18"><text:s text:c="8"/>(Ф.И.О.)</text:span></text:p>
            <text:p text:style-name="P21" loext:marker-style-name="T12"/>
          </table:table-cell>
        </table:table-row>
        <table:table-row table:style-name="Table4.3">
          <table:table-cell table:style-name="Table4.A1" table:number-columns-spanned="4" office:value-type="string">
            <text:p text:style-name="P9" loext:marker-style-name="T1"/>
            <text:p text:style-name="P47" loext:marker-style-name="T1"><text:span text:style-name="T1">Дата сдачи (защиты):</text:span></text:p>
            <text:p text:style-name="P47" loext:marker-style-name="T1"><text:span text:style-name="T1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1" office:value-type="string">
            <text:p text:style-name="P50" loext:marker-style-name="T19"/>
          </table:table-cell>
          <table:table-cell table:style-name="Table4.A1" table:number-columns-spanned="3" office:value-type="string">
            <text:p text:style-name="P48" loext:marker-style-name="T1"><text:span text:style-name="T1">- Балльная оценка:</text:span></text:p>
            <text:p text:style-name="P48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29" loext:marker-style-name="T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8" loext:marker-style-name="T19"><draw:frame draw:style-name="fr1" draw:name="Object3" text:anchor-type="as-char" svg:width="0.95in" svg:height="1.0835in" draw:z-index="2"><draw:object-ole xlink:href="./Object 2" xlink:type="simple" xlink:show="embed" xlink:actuate="onLoad"/><draw:image xlink:href="./ObjectReplacements/Object 2" xlink:type="simple" xlink:show="embed" xlink:actuate="onLoad"/><svg:desc>OLE object</svg:desc></draw:frame></text:p>
          </table:table-cell>
          <table:table-cell table:style-name="Table5.A1" office:value-type="string">
            <text:p text:style-name="P28" loext:marker-style-name="T20"><text:span text:style-name="T20">Министерство науки и высшего образования Российской Федерации</text:span></text:p>
            <text:p text:style-name="P28" loext:marker-style-name="T20"><text:span text:style-name="T21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28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5">(КФ МГТУ им. Н.Э. Баумана)</text:p>
          </table:table-cell>
        </table:table-row>
      </table:table>
      <text:p text:style-name="P32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33" loext:marker-style-name="T6"><text:span text:style-name="T3">КАФЕДРА</text:span><text:span text:style-name="T6"> <text:s text:c="7"/></text:span><text:span text:style-name="T7">ИУК-</text:span><text:span text:style-name="T8">4</text:span><text:span text:style-name="T7"> «</text:span><text:span text:style-name="T8">Программная инжерения</text:span><text:span text:style-name="T7">»</text:span></text:p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29" loext:marker-style-name="T15"><text:span text:style-name="T16">Практическая</text:span><text:span text:style-name="T15"> работа </text:span><text:span text:style-name="T16">№3</text:span></text:p>
      <text:p text:style-name="P37" loext:marker-style-name="T22"/>
      <text:p text:style-name="P25" loext:marker-style-name="T17"/>
      <text:p text:style-name="P19" loext:marker-style-name="T12"/>
      <text:p text:style-name="P35" loext:marker-style-name="T4"><text:span text:style-name="T4">ДИСЦИПЛИНА: «</text:span><text:span text:style-name="T5">Компьютерная графика</text:span><text:span text:style-name="T4">»</text:span></text:p>
      <text:p text:style-name="P13" loext:marker-style-name="T4"/>
      <text:p text:style-name="P5" loext:marker-style-name="T1"/>
      <text:p text:style-name="P5" loext:marker-style-name="T1"/>
      <text:p text:style-name="P5" loext:marker-style-name="T1"/>
      <text:p text:style-name="P13" loext:marker-style-name="T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8">Выполнил: студент гр. ИУК5-<text:span text:style-name="T23">4</text:span>2Б</text:p>
          </table:table-cell>
          <table:covered-table-cell/>
          <table:table-cell table:style-name="Table6.A1" office:value-type="string">
            <text:p text:style-name="P39" loext:marker-style-name="T9"><text:span text:style-name="T12">_________________</text:span></text:p>
            <text:p text:style-name="P42" loext:marker-style-name="T12"><text:span text:style-name="T18"><text:s text:c="12"/>(Подпись)</text:span></text:p>
            <text:p text:style-name="P46"/>
          </table:table-cell>
          <table:table-cell table:style-name="Table6.D1" office:value-type="string">
            <text:p text:style-name="P39" loext:marker-style-name="T9"><text:span text:style-name="T13">__ <text:s/></text:span><text:span text:style-name="T9">Ли Р. В. <text:s text:c="3"/></text:span><text:span text:style-name="T2">_</text:span></text:p>
            <text:p text:style-name="P42" loext:marker-style-name="T12"><text:span text:style-name="T18"><text:s text:c="8"/>(Ф.И.О.)</text:span></text:p>
            <text:p text:style-name="P23" loext:marker-style-name="T14"/>
          </table:table-cell>
        </table:table-row>
        <table:table-row table:style-name="Table6.1">
          <table:table-cell table:style-name="Table6.A1" table:number-columns-spanned="2" office:value-type="string">
            <text:p text:style-name="P8">Проверил:</text:p>
          </table:table-cell>
          <table:covered-table-cell/>
          <table:table-cell table:style-name="Table6.A1" office:value-type="string">
            <text:p text:style-name="P43" loext:marker-style-name="T12"><text:span text:style-name="T12">_________________</text:span></text:p>
            <text:p text:style-name="P42" loext:marker-style-name="T12"><text:span text:style-name="T18"><text:s text:c="12"/>(Подпись)</text:span></text:p>
            <text:p text:style-name="P46"/>
          </table:table-cell>
          <table:table-cell table:style-name="Table6.D1" office:value-type="string">
            <text:p text:style-name="P43" loext:marker-style-name="T12"><text:span text:style-name="T12">_________________</text:span></text:p>
            <text:p text:style-name="P42" loext:marker-style-name="T12"><text:span text:style-name="T18"><text:s text:c="8"/>(Ф.И.О.)</text:span></text:p>
            <text:p text:style-name="P21" loext:marker-style-name="T12"/>
          </table:table-cell>
        </table:table-row>
        <table:table-row table:style-name="Table6.3">
          <table:table-cell table:style-name="Table6.A1" table:number-columns-spanned="4" office:value-type="string">
            <text:p text:style-name="P9" loext:marker-style-name="T1"/>
            <text:p text:style-name="P47" loext:marker-style-name="T1"><text:span text:style-name="T1">Дата сдачи (защиты):</text:span></text:p>
            <text:p text:style-name="P47" loext:marker-style-name="T1"><text:span text:style-name="T1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50" loext:marker-style-name="T19"/>
          </table:table-cell>
          <table:table-cell table:style-name="Table6.A1" table:number-columns-spanned="3" office:value-type="string">
            <text:p text:style-name="P48" loext:marker-style-name="T1"><text:span text:style-name="T1">- Балльная оценка:</text:span></text:p>
            <text:p text:style-name="P48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c6cc9" officeooo:paragraph-rsid="000c6cc9" style:font-name-asian="Times New Roman1" style:font-size-asian="14pt" style:font-name-complex="Times New Roman1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Калуга,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5-07T15:54:49.447671158</meta:creation-date>
    <meta:editing-duration>PT3M1S</meta:editing-duration>
    <meta:generator>LibreOffice/24.2.2.2$Linux_X86_64 LibreOffice_project/420$Build-2</meta:generator>
    <dc:title>BMSTU</dc:title>
    <dc:date>2024-05-07T15:57:49.801063320</dc:date>
    <meta:document-statistic meta:table-count="6" meta:image-count="0" meta:object-count="3" meta:page-count="3" meta:paragraph-count="72" meta:word-count="230" meta:character-count="2156" meta:non-whitespace-character-count="1830"/>
    <meta:user-defined meta:name="AppVersion">16.0000</meta:user-defined>
    <meta:template xlink:type="simple" xlink:actuate="onRequest" xlink:title="BMSTU" xlink:href="../../../../.config/libreoffice/4/user/template/BMSTU.ott" meta:date="2024-05-07T15:54:48.115777237"/>
  </office:meta>
</office:document-meta>
</file>